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80000016B1F927958D99CC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4.457cm" draw:z-index="0"><draw:image xlink:href="Pictures/10000201000005680000016B1F927958D99CCA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8:11:20.363481817</meta:creation-date>
    <dc:date>2022-04-27T19:00:26.250474981</dc:date>
    <meta:editing-duration>P1DT38M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